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d1999" officeooo:paragraph-rsid="000d1999"/>
    </style:style>
    <style:style style:name="P2" style:family="paragraph" style:parent-style-name="Standard" style:list-style-name="L9">
      <style:text-properties officeooo:rsid="000d1999" officeooo:paragraph-rsid="0011db9e"/>
    </style:style>
    <style:style style:name="P3" style:family="paragraph" style:parent-style-name="Standard" style:list-style-name="L10">
      <style:text-properties officeooo:rsid="000d1999" officeooo:paragraph-rsid="00102c56"/>
    </style:style>
    <style:style style:name="P4" style:family="paragraph" style:parent-style-name="Standard" style:list-style-name="L11">
      <style:text-properties officeooo:rsid="000d502c" officeooo:paragraph-rsid="00102c56"/>
    </style:style>
    <style:style style:name="P5" style:family="paragraph" style:parent-style-name="Standard" style:list-style-name="L12">
      <style:text-properties officeooo:rsid="000d502c" officeooo:paragraph-rsid="000d502c"/>
    </style:style>
    <style:style style:name="P6" style:family="paragraph" style:parent-style-name="Standard">
      <style:text-properties officeooo:rsid="000ed10d" officeooo:paragraph-rsid="00102c56"/>
    </style:style>
    <style:style style:name="P7" style:family="paragraph" style:parent-style-name="Standard">
      <style:text-properties officeooo:rsid="000ed10d" officeooo:paragraph-rsid="00141cb0"/>
    </style:style>
    <style:style style:name="P8" style:family="paragraph" style:parent-style-name="Standard" style:list-style-name="L2">
      <style:text-properties officeooo:rsid="000ed10d" officeooo:paragraph-rsid="00173bde"/>
    </style:style>
    <style:style style:name="P9" style:family="paragraph" style:parent-style-name="Standard" style:list-style-name="L3">
      <style:text-properties officeooo:rsid="000ed10d" officeooo:paragraph-rsid="00173bde"/>
    </style:style>
    <style:style style:name="P10" style:family="paragraph" style:parent-style-name="Standard" style:list-style-name="L6">
      <style:text-properties officeooo:rsid="000ed10d" officeooo:paragraph-rsid="00141cb0"/>
    </style:style>
    <style:style style:name="P11" style:family="paragraph" style:parent-style-name="Standard" style:list-style-name="L12">
      <style:text-properties officeooo:rsid="000ed10d" officeooo:paragraph-rsid="000fa792"/>
    </style:style>
    <style:style style:name="P12" style:family="paragraph" style:parent-style-name="Standard" style:list-style-name="L8">
      <style:text-properties officeooo:rsid="000fa792" officeooo:paragraph-rsid="0011db9e"/>
    </style:style>
    <style:style style:name="P13" style:family="paragraph" style:parent-style-name="Standard" style:list-style-name="L11">
      <style:text-properties officeooo:rsid="000fa792" officeooo:paragraph-rsid="00102c56"/>
    </style:style>
    <style:style style:name="P14" style:family="paragraph" style:parent-style-name="Standard" style:list-style-name="L12">
      <style:text-properties officeooo:rsid="000fa792" officeooo:paragraph-rsid="000fa792"/>
    </style:style>
    <style:style style:name="P15" style:family="paragraph" style:parent-style-name="Standard">
      <style:text-properties officeooo:rsid="0011db9e" officeooo:paragraph-rsid="0011db9e"/>
    </style:style>
    <style:style style:name="P16" style:family="paragraph" style:parent-style-name="Standard" style:list-style-name="L2">
      <style:text-properties officeooo:rsid="0011db9e" officeooo:paragraph-rsid="00173bde"/>
    </style:style>
    <style:style style:name="P17" style:family="paragraph" style:parent-style-name="Standard" style:list-style-name="L3">
      <style:text-properties officeooo:rsid="0011db9e" officeooo:paragraph-rsid="001553ea"/>
    </style:style>
    <style:style style:name="P18" style:family="paragraph" style:parent-style-name="Standard" style:list-style-name="L4">
      <style:text-properties officeooo:rsid="0011db9e" officeooo:paragraph-rsid="0014d0f1"/>
    </style:style>
    <style:style style:name="P19" style:family="paragraph" style:parent-style-name="Standard" style:list-style-name="L6">
      <style:text-properties officeooo:rsid="0011db9e" officeooo:paragraph-rsid="00141cb0"/>
    </style:style>
    <style:style style:name="P20" style:family="paragraph" style:parent-style-name="Standard" style:list-style-name="L8">
      <style:text-properties officeooo:rsid="0011db9e" officeooo:paragraph-rsid="0011db9e"/>
    </style:style>
    <style:style style:name="P21" style:family="paragraph" style:parent-style-name="Standard" style:list-style-name="L9">
      <style:text-properties officeooo:rsid="0011db9e" officeooo:paragraph-rsid="0011db9e"/>
    </style:style>
    <style:style style:name="P22" style:family="paragraph" style:parent-style-name="Standard">
      <style:text-properties officeooo:rsid="0012f2e6" officeooo:paragraph-rsid="0012f2e6"/>
    </style:style>
    <style:style style:name="P23" style:family="paragraph" style:parent-style-name="Standard" style:list-style-name="L7">
      <style:text-properties officeooo:rsid="0012f2e6" officeooo:paragraph-rsid="0012f2e6"/>
    </style:style>
    <style:style style:name="P24" style:family="paragraph" style:parent-style-name="Standard" style:list-style-name="L11">
      <style:text-properties officeooo:rsid="0012f2e6" officeooo:paragraph-rsid="0012f2e6"/>
    </style:style>
    <style:style style:name="P25" style:family="paragraph" style:parent-style-name="Standard" style:list-style-name="L12">
      <style:text-properties officeooo:rsid="0012f2e6" officeooo:paragraph-rsid="0012f2e6"/>
    </style:style>
    <style:style style:name="P26" style:family="paragraph" style:parent-style-name="Standard" style:list-style-name="L6">
      <style:text-properties officeooo:rsid="00141cb0" officeooo:paragraph-rsid="00141cb0"/>
    </style:style>
    <style:style style:name="P27" style:family="paragraph" style:parent-style-name="Standard">
      <style:text-properties officeooo:rsid="0014d0f1" officeooo:paragraph-rsid="0014d0f1"/>
    </style:style>
    <style:style style:name="P28" style:family="paragraph" style:parent-style-name="Standard" style:list-style-name="L4">
      <style:text-properties officeooo:rsid="0014d0f1" officeooo:paragraph-rsid="0014d0f1"/>
    </style:style>
    <style:style style:name="P29" style:family="paragraph" style:parent-style-name="Standard" style:list-style-name="L5">
      <style:text-properties officeooo:rsid="0014d0f1" officeooo:paragraph-rsid="0014d0f1"/>
    </style:style>
    <style:style style:name="P30" style:family="paragraph" style:parent-style-name="Standard">
      <style:text-properties officeooo:rsid="001553ea" officeooo:paragraph-rsid="001553ea"/>
    </style:style>
    <style:style style:name="P31" style:family="paragraph" style:parent-style-name="Standard" style:list-style-name="L3">
      <style:text-properties officeooo:rsid="001553ea" officeooo:paragraph-rsid="001553ea"/>
    </style:style>
    <style:style style:name="P32" style:family="paragraph" style:parent-style-name="Standard" style:list-style-name="L4">
      <style:text-properties officeooo:rsid="001553ea" officeooo:paragraph-rsid="001553ea"/>
    </style:style>
    <style:style style:name="P33" style:family="paragraph" style:parent-style-name="Standard">
      <style:text-properties officeooo:rsid="00173bde" officeooo:paragraph-rsid="00173bde"/>
    </style:style>
    <style:style style:name="P34" style:family="paragraph" style:parent-style-name="Standard" style:list-style-name="L1">
      <style:text-properties officeooo:rsid="00173bde" officeooo:paragraph-rsid="00173bde"/>
    </style:style>
    <style:style style:name="P35" style:family="paragraph" style:parent-style-name="Standard" style:list-style-name="L2">
      <style:text-properties officeooo:rsid="00173bde" officeooo:paragraph-rsid="00173bde"/>
    </style:style>
    <style:style style:name="P36" style:family="paragraph" style:parent-style-name="Standard" style:list-style-name="L3">
      <style:text-properties officeooo:rsid="00173bde" officeooo:paragraph-rsid="00173bde"/>
    </style:style>
    <style:style style:name="P37" style:family="paragraph" style:parent-style-name="Standard" style:list-style-name="L11">
      <style:text-properties officeooo:rsid="00191182" officeooo:paragraph-rsid="00191182"/>
    </style:style>
    <style:style style:name="P38" style:family="paragraph" style:parent-style-name="Standard">
      <style:text-properties fo:font-weight="bold" officeooo:rsid="000d1999" officeooo:paragraph-rsid="000d1999" style:font-weight-asian="bold" style:font-weight-complex="bold"/>
    </style:style>
    <style:style style:name="P39" style:family="paragraph" style:parent-style-name="Standard">
      <style:text-properties fo:font-weight="bold" officeooo:rsid="000d1999" officeooo:paragraph-rsid="00102c56" style:font-weight-asian="bold" style:font-weight-complex="bold"/>
    </style:style>
    <style:style style:name="P40" style:family="paragraph" style:parent-style-name="Standard">
      <style:text-properties fo:font-weight="bold" officeooo:rsid="00141cb0" officeooo:paragraph-rsid="00141cb0" style:font-weight-asian="bold" style:font-weight-complex="bold"/>
    </style:style>
    <style:style style:name="P41" style:family="paragraph" style:parent-style-name="Standard">
      <style:text-properties fo:font-weight="bold" officeooo:rsid="0014d0f1" officeooo:paragraph-rsid="0014d0f1" style:font-weight-asian="bold" style:font-weight-complex="bold"/>
    </style:style>
    <style:style style:name="P42" style:family="paragraph" style:parent-style-name="Standard">
      <style:text-properties fo:font-weight="bold" officeooo:rsid="001553ea" officeooo:paragraph-rsid="001553ea" style:font-weight-asian="bold" style:font-weight-complex="bold"/>
    </style:style>
    <style:style style:name="P43" style:family="paragraph" style:parent-style-name="Standard">
      <style:text-properties fo:font-weight="bold" officeooo:rsid="00173bde" officeooo:paragraph-rsid="00173bde" style:font-weight-asian="bold" style:font-weight-complex="bold"/>
    </style:style>
    <style:style style:name="T1" style:family="text">
      <style:text-properties officeooo:rsid="000fa792"/>
    </style:style>
    <style:style style:name="T2" style:family="text">
      <style:text-properties officeooo:rsid="00102c56"/>
    </style:style>
    <style:style style:name="T3" style:family="text">
      <style:text-properties style:font-name="Liberation Serif" officeooo:rsid="00102c56"/>
    </style:style>
    <style:style style:name="T4" style:family="text">
      <style:text-properties officeooo:rsid="0011db9e"/>
    </style:style>
    <style:style style:name="T5" style:family="text">
      <style:text-properties officeooo:rsid="0012f2e6"/>
    </style:style>
    <style:style style:name="T6" style:family="text">
      <style:text-properties officeooo:rsid="00141cb0"/>
    </style:style>
    <style:style style:name="T7" style:family="text">
      <style:text-properties officeooo:rsid="0019118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eature Exploration </text:p>
      <text:p text:style-name="P1"/>
      <text:p text:style-name="P38">FIRST NAME</text:p>
      <text:list text:style-name="L12">
        <text:list-item>
          <text:p text:style-name="P5">It is a required field</text:p>
        </text:list-item>
        <text:list-item>
          <text:p text:style-name="P14">maximum 40 minimum 2 word will be accepted </text:p>
        </text:list-item>
        <text:list-item>
          <text:p text:style-name="P11">It accept only alpha character , <text:span text:style-name="T1">doesn’t accept any special character or numeric value </text:span></text:p>
        </text:list-item>
        <text:list-item>
          <text:p text:style-name="P25">Does not accept more than one space </text:p>
        </text:list-item>
      </text:list>
      <text:p text:style-name="P22"/>
      <text:p text:style-name="P38">SURNAME</text:p>
      <text:list text:style-name="L11">
        <text:list-item>
          <text:p text:style-name="P4">It is a required field</text:p>
        </text:list-item>
        <text:list-item>
          <text:p text:style-name="P13">maximum <text:span text:style-name="T5">2</text:span>0 minimum 2 word will be accepted </text:p>
        </text:list-item>
        <text:list-item>
          <text:p text:style-name="P37">It accept alpha , numeric and special character</text:p>
        </text:list-item>
        <text:list-item>
          <text:p text:style-name="P24">Accept long space <text:s/></text:p>
        </text:list-item>
        <text:list-item>
          <text:p text:style-name="P24">It accepted Emoji </text:p>
        </text:list-item>
      </text:list>
      <text:p text:style-name="P6"><text:s/></text:p>
      <text:p text:style-name="P39">DATE OF BIRTH </text:p>
      <text:list text:style-name="L10">
        <text:list-item>
          <text:p text:style-name="P3"><text:span text:style-name="T2">It is a required field </text:span></text:p>
        </text:list-item>
        <text:list-item>
          <text:p text:style-name="P3"><text:span text:style-name="T2">A</text:span>llow a specific date format ( <text:span text:style-name="Source_20_Text">DD/MM/YYYY</text:span><text:span text:style-name="Source_20_Text"><text:span text:style-name="T2">) </text:span></text:span><text:span text:style-name="Source_20_Text"><text:span text:style-name="T3">from calender picker</text:span></text:span></text:p>
        </text:list-item>
        <text:list-item>
          <text:p text:style-name="P3"><text:span text:style-name="Source_20_Text"><text:span text:style-name="T3">Age restriction <text:s/>must be at least 18 years old </text:span></text:span><text:line-break/></text:p>
        </text:list-item>
      </text:list>
      <text:p text:style-name="P38">SEX</text:p>
      <text:list text:style-name="L9">
        <text:list-item>
          <text:p text:style-name="P2"><text:span text:style-name="T2">It is a required field </text:span></text:p>
        </text:list-item>
        <text:list-item>
          <text:p text:style-name="P21">Input type is drop down </text:p>
        </text:list-item>
        <text:list-item>
          <text:p text:style-name="P21">Only two option is available Male and Female</text:p>
        </text:list-item>
      </text:list>
      <text:p text:style-name="P15"/>
      <text:p text:style-name="P1">DESIGNATION </text:p>
      <text:list text:style-name="L8">
        <text:list-item>
          <text:p text:style-name="P20">It is a required filed</text:p>
        </text:list-item>
        <text:list-item>
          <text:p text:style-name="P12">maximum <text:span text:style-name="T4">6</text:span>0 minimum 2 word will be accepted </text:p>
        </text:list-item>
        <text:list-item>
          <text:p text:style-name="P20">input type is text</text:p>
        </text:list-item>
        <text:list-item>
          <text:p text:style-name="P20">Only Alpha character is accepted, numeric character is not accepted ,special character is not accepted except (.)</text:p>
        </text:list-item>
      </text:list>
      <text:p text:style-name="P15"/>
      <text:p text:style-name="P38">NRC</text:p>
      <text:list text:style-name="L7">
        <text:list-item>
          <text:p text:style-name="P23">It is a optional filed </text:p>
        </text:list-item>
        <text:list-item>
          <text:p text:style-name="P23">Must be 9 digit <text:span text:style-name="T6">it has a fixed formation </text:span></text:p>
        </text:list-item>
        <text:list-item>
          <text:p text:style-name="P23">Accept only numeric character</text:p>
        </text:list-item>
      </text:list>
      <text:p text:style-name="P22"><text:s/></text:p>
      <text:p text:style-name="P40">CONTACT ADDRESS</text:p>
      <text:list text:style-name="L6">
        <text:list-item>
          <text:p text:style-name="P19">It is a required filed</text:p>
        </text:list-item>
        <text:list-item>
          <text:p text:style-name="P26">There is no word limitation </text:p>
        </text:list-item>
        <text:list-item>
          <text:p text:style-name="P10">It accept <text:s/>alpha character, <text:span text:style-name="T2">numeric character, special character </text:span></text:p>
        </text:list-item>
      </text:list>
      <text:p text:style-name="P7"/>
      <text:p text:style-name="P40">CODE</text:p>
      <text:list text:style-name="L5">
        <text:list-item>
          <text:p text:style-name="P29">It is a required field </text:p>
        </text:list-item>
        <text:list-item>
          <text:p text:style-name="P29">Input option is picker , only few country is available [ZM ,PK,BAN,AF,IN,UK]</text:p>
        </text:list-item>
      </text:list>
      <text:p text:style-name="P27"/>
      <text:p text:style-name="P41">CELLPHONE</text:p>
      <text:list text:style-name="L4">
        <text:list-item>
          <text:p text:style-name="P18">It is a required filed</text:p>
        </text:list-item>
        <text:list-item>
          <text:p text:style-name="P28">Accept only numeric character </text:p>
        </text:list-item>
        <text:list-item>
          <text:p text:style-name="P32">Number must be 11 character</text:p>
        </text:list-item>
        <text:list-item>
          <text:p text:style-name="P32"/>
        </text:list-item>
      </text:list>
      <text:p text:style-name="P27"><text:s text:c="2"/></text:p>
      <text:p text:style-name="P42"><text:soft-page-break/>USERNAME</text:p>
      <text:list text:style-name="L3">
        <text:list-item>
          <text:p text:style-name="P17">It is a required filed</text:p>
        </text:list-item>
        <text:list-item>
          <text:p text:style-name="P31">Maximum <text:s/>30 minimum 4 character is accepted </text:p>
        </text:list-item>
        <text:list-item>
          <text:p text:style-name="P9">It accept <text:s/>alpha character, <text:span text:style-name="T2">numeric character, special character </text:span></text:p>
        </text:list-item>
        <text:list-item>
          <text:p text:style-name="P36">Cant start with Numeric Character first</text:p>
        </text:list-item>
      </text:list>
      <text:p text:style-name="P33"/>
      <text:p text:style-name="P43">PASSWORD</text:p>
      <text:list text:style-name="L2">
        <text:list-item>
          <text:p text:style-name="P16">It is a required filed</text:p>
        </text:list-item>
        <text:list-item>
          <text:p text:style-name="P35">Minimum 8 digit maximum can be 40</text:p>
        </text:list-item>
        <text:list-item>
          <text:p text:style-name="P8">It accept <text:s/>alpha character, <text:span text:style-name="T2">numeric character, special character </text:span></text:p>
        </text:list-item>
        <text:list-item>
          <text:p text:style-name="P35">If use only number it will Indicate weak password</text:p>
        </text:list-item>
        <text:list-item>
          <text:p text:style-name="P35">If use <text:s/>combination of alpha and numeric character it will show Medium </text:p>
        </text:list-item>
        <text:list-item>
          <text:p text:style-name="P35">Combination of alpha , numeric and special character it will show strong password</text:p>
        </text:list-item>
      </text:list>
      <text:p text:style-name="P33"/>
      <text:p text:style-name="P43">CONFIRM PASSWORD</text:p>
      <text:list text:style-name="L1">
        <text:list-item>
          <text:p text:style-name="P34"><text:span text:style-name="T4">It is a required filed</text:span></text:p>
        </text:list-item>
        <text:list-item>
          <text:p text:style-name="P34">Must be same with the Password <text:span text:style-name="T7">otherwise show “password doesn’t match”</text:span><text:line-break/></text:p>
        </text:list-item>
      </text:list>
      <text:p text:style-name="P33"/>
      <text:p text:style-name="P33"/>
      <text:p text:style-name="P33"><text:s/></text:p>
      <text:p text:style-name="P33"/>
      <text:p text:style-name="P30"/>
      <text:p text:style-name="P27"/>
      <text:p text:style-name="P27"/>
      <text:p text:style-name="P27"/>
      <text:p text:style-name="P22"/>
      <text:p text:style-name="P22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3T17:31:06.056467928</meta:creation-date>
    <dc:date>2025-01-23T20:52:16.256483043</dc:date>
    <meta:editing-duration>PT6M38S</meta:editing-duration>
    <meta:editing-cycles>1</meta:editing-cycles>
    <meta:document-statistic meta:table-count="0" meta:image-count="0" meta:object-count="0" meta:page-count="2" meta:paragraph-count="60" meta:word-count="362" meta:character-count="1905" meta:non-whitespace-character-count="1603"/>
    <meta:generator>LibreOffice/24.2.7.2$Linux_X86_64 LibreOffice_project/420$Build-2</meta:generator>
  </office:meta>
</office:document-meta>
</file>